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395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text">
      <style:graphic-properties fo:min-height="0.475cm"/>
    </style:style>
    <style:style style:name="gr8" style:family="graphic" style:parent-style-name="objectwithoutfill">
      <style:graphic-properties draw:fill="none" draw:opacity="70%" draw:textarea-vertical-align="middle" draw:shadow-opacity="70%"/>
    </style:style>
    <style:style style:name="gr9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10" style:family="graphic" style:parent-style-name="objectwithoutfill">
      <style:graphic-properties draw:fill="none" draw:opacity="50%" draw:textarea-vertical-align="middle" draw:shadow-opacity="50%"/>
    </style:style>
    <style:style style:name="gr11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2" style:family="graphic" style:parent-style-name="objectwithoutfill">
      <style:graphic-properties draw:fill="none" draw:opacity="20%" draw:textarea-vertical-align="middle" draw:shadow-opacity="20%"/>
    </style:style>
    <style:style style:name="gr13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4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color="#808080" draw:fill="solid" draw:fill-color="#f04e4d" draw:opacity="100%" draw:opacity-name=""/>
    </style:style>
    <style:style style:name="gr17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8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0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2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3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24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2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" style:family="graphic" style:parent-style-name="standard">
      <style:graphic-properties draw:stroke="none" svg:stroke-color="#808080" draw:fill-color="#b2b2b2"/>
    </style:style>
    <style:style style:name="gr27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28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29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58cm" fo:min-width="4.546cm" fo:padding-top="0.13cm" fo:padding-bottom="0.13cm" fo:padding-left="0.255cm" fo:padding-right="0.255cm"/>
    </style:style>
    <style:style style:name="gr30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33" style:family="graphic" style:parent-style-name="text">
      <style:graphic-properties fo:min-height="0.47cm"/>
    </style:style>
    <style:style style:name="gr34" style:family="graphic" style:parent-style-name="standard">
      <style:graphic-properties draw:stroke="none" svg:stroke-color="#000000" draw:fill="none" draw:fill-color="#ffffff" fo:min-height="0.823cm"/>
    </style:style>
    <style:style style:name="gr35" style:family="graphic" style:parent-style-name="standard">
      <style:graphic-properties draw:stroke="none" svg:stroke-color="#000000" draw:fill="none" draw:fill-color="#ffffff" fo:min-height="1.2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DejaVu Sans"/>
    </style:style>
    <style:style style:name="P6" style:family="paragraph">
      <style:text-properties style:font-name="DejaVu Sans" fo:font-size="10pt" style:font-size-asian="10pt" style:font-size-complex="10pt"/>
    </style:style>
    <style:style style:name="P7" style:family="paragraph">
      <style:text-properties style:font-name="Arial" fo:font-size="10pt" style:font-size-asian="10pt" style:font-size-complex="10pt"/>
    </style:style>
    <style:style style:name="P8" style:family="paragraph">
      <style:text-properties style:font-name="DejaVu Sans" fo:font-weight="bold" style:font-weight-asian="bold" style:font-weight-complex="bold"/>
    </style:style>
    <style:style style:name="P9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10" style:family="paragraph">
      <style:text-properties style:font-name="DejaVu Sans" fo:font-weight="bold"/>
    </style:style>
    <style:style style:name="P11" style:family="paragraph">
      <style:text-properties style:font-name="DejaVu Sans" fo:font-size="12pt" fo:font-weight="bold" style:font-size-asian="12pt" style:font-size-complex="12pt"/>
    </style:style>
    <style:style style:name="P12" style:family="paragraph">
      <loext:graphic-properties draw:fill="none" draw:opacity="70%"/>
      <style:paragraph-properties fo:text-align="center"/>
    </style:style>
    <style:style style:name="P13" style:family="paragraph">
      <loext:graphic-properties draw:fill-color="#808080" draw:opacity="70%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-color="#808080" draw:opacity="50%"/>
      <style:paragraph-properties fo:text-align="center"/>
    </style:style>
    <style:style style:name="P16" style:family="paragraph">
      <loext:graphic-properties draw:fill="none" draw:opacity="20%"/>
      <style:paragraph-properties fo:text-align="center"/>
    </style:style>
    <style:style style:name="P17" style:family="paragraph">
      <loext:graphic-properties draw:fill-color="#808080" draw:opacity="20%"/>
      <style:paragraph-properties fo:text-align="center"/>
    </style:style>
    <style:style style:name="P18" style:family="paragraph">
      <loext:graphic-properties draw:fill="gradient" draw:fill-gradient-name="Gradient_20_11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gradient" draw:fill-gradient-name="Gradient_20_13"/>
      <style:paragraph-properties fo:text-align="center"/>
    </style:style>
    <style:style style:name="P22" style:family="paragraph">
      <loext:graphic-properties draw:fill="gradient" draw:fill-gradient-name="circular"/>
      <style:paragraph-properties fo:text-align="center"/>
    </style:style>
    <style:style style:name="P23" style:family="paragraph">
      <style:paragraph-properties fo:text-align="center"/>
      <style:text-properties style:font-name="DejaVu Sans"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3cm" svg:y1="3cm" svg:x2="6.895cm" svg:y2="9.169cm">
              <text:p/>
            </draw:line>
            <draw:line draw:style-name="gr1" draw:text-style-name="P1" draw:layer="layout" svg:x1="7.06cm" svg:y1="3cm" svg:x2="6.895cm" svg:y2="9.169cm">
              <text:p/>
            </draw:line>
            <draw:custom-shape draw:style-name="gr2" draw:text-style-name="P2" draw:layer="layout" svg:width="0.095cm" svg:height="0.095cm" svg:x="6.848cm" svg:y="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7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6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6.853cm" svg:y="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6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5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5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4.6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6.855cm" svg:y="4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8cm" svg:y="3.6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3.1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6.895cm" svg:y1="4.045cm" svg:x2="7.864cm" svg:y2="4.045cm">
            <text:p text:style-name="P3"><text:span text:style-name="T1">h</text:span></text:p>
            <text:p text:style-name="P3"><text:span text:style-name="T2"/></text:p>
          </draw:line>
          <draw:custom-shape draw:style-name="gr4" draw:text-style-name="P4" draw:layer="layout" svg:width="0.071cm" svg:height="2.032cm" svg:x="7.817cm" svg:y="4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219cm" svg:y1="4.182cm" svg:x2="8.219cm" svg:y2="5.12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8.3cm" svg:y="4.301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5.598cm" svg:y1="3.906cm" svg:x2="5.6cm" svg:y2="4.29cm">
              <text:p/>
            </draw:line>
            <draw:line draw:style-name="gr6" draw:text-style-name="P1" draw:layer="layout" svg:x1="5.604cm" svg:y1="3.902cm" svg:x2="6.08cm" svg:y2="3.89cm">
              <text:p/>
            </draw:line>
            <draw:frame draw:style-name="gr5" draw:text-style-name="P7" draw:layer="layout" svg:width="0.33cm" svg:height="0.645cm" svg:x="5.59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6.10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5.598cm" svg:y1="3.906cm" svg:x2="5.99cm" svg:y2="3.67cm">
              <text:p/>
            </draw:line>
            <draw:frame draw:style-name="gr5" draw:text-style-name="P7" draw:layer="layout" svg:width="0.33cm" svg:height="0.645cm" svg:x="5.59cm" svg:y="3.106cm">
              <draw:text-box>
                <text:p><text:span text:style-name="T4">x</text:span></text:p>
              </draw:text-box>
            </draw:frame>
          </draw:g>
        </draw:g>
        <draw:frame draw:style-name="gr7" draw:text-style-name="P9" draw:layer="layout" svg:width="0.33cm" svg:height="0.747cm" svg:x="4.86cm" svg:y="1.6cm">
          <draw:text-box>
            <text:p text:style-name="P8"><text:span text:style-name="T5">A</text:span></text:p>
          </draw:text-box>
        </draw:frame>
        <draw:frame draw:style-name="gr7" draw:text-style-name="P11" draw:layer="layout" svg:width="0.33cm" svg:height="0.747cm" svg:x="10.877cm" svg:y="1.601cm">
          <draw:text-box>
            <text:p text:style-name="P10"><text:span text:style-name="T6">B</text:span></text:p>
          </draw:text-box>
        </draw:frame>
        <draw:frame draw:style-name="gr7" draw:text-style-name="P11" draw:layer="layout" svg:width="0.33cm" svg:height="0.747cm" svg:x="16.894cm" svg:y="1.602cm">
          <draw:text-box>
            <text:p text:style-name="P10"><text:span text:style-name="T6">C</text:span></text:p>
          </draw:text-box>
        </draw:frame>
        <draw:frame draw:style-name="gr7" draw:text-style-name="P11" draw:layer="layout" svg:width="0.33cm" svg:height="0.747cm" svg:x="16.911cm" svg:y="9.903cm">
          <draw:text-box>
            <text:p text:style-name="P10"><text:span text:style-name="T6">E</text:span></text:p>
          </draw:text-box>
        </draw:frame>
        <draw:frame draw:style-name="gr7" draw:text-style-name="P11" draw:layer="layout" svg:width="0.33cm" svg:height="0.747cm" svg:x="4.928cm" svg:y="9.904cm">
          <draw:text-box>
            <text:p text:style-name="P10"><text:span text:style-name="T6">D</text:span></text:p>
          </draw:text-box>
        </draw:frame>
        <draw:g>
          <draw:g>
            <draw:line draw:style-name="gr1" draw:text-style-name="P1" draw:layer="layout" svg:x1="12.831cm" svg:y1="3.501cm" svg:x2="12.996cm" svg:y2="9.67cm">
              <text:p/>
            </draw:line>
            <draw:line draw:style-name="gr1" draw:text-style-name="P1" draw:layer="layout" svg:x1="13.161cm" svg:y1="3.501cm" svg:x2="12.996cm" svg:y2="9.67cm">
              <text:p/>
            </draw:line>
            <draw:custom-shape draw:style-name="gr2" draw:text-style-name="P2" draw:layer="layout" svg:width="0.095cm" svg:height="0.095cm" svg:x="12.949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8" draw:text-style-name="P12" draw:layer="layout" svg:x1="13.52cm" svg:y1="3.202cm" svg:x2="13.641cm" svg:y2="9.371cm">
              <text:p/>
            </draw:line>
            <draw:line draw:style-name="gr8" draw:text-style-name="P12" draw:layer="layout" svg:x1="13.762cm" svg:y1="3.202cm" svg:x2="13.641cm" svg:y2="9.371cm">
              <text:p/>
            </draw:line>
            <draw:custom-shape draw:style-name="gr9" draw:text-style-name="P13" draw:layer="layout" svg:width="0.069cm" svg:height="0.095cm" svg:x="13.607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0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0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4cm" svg:x="13.6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13.612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4cm" svg:x="13.612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13.614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13.612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0" draw:text-style-name="P14" draw:layer="layout" svg:x1="14.06cm" svg:y1="2.901cm" svg:x2="14.161cm" svg:y2="9.07cm">
              <text:p/>
            </draw:line>
            <draw:line draw:style-name="gr10" draw:text-style-name="P14" draw:layer="layout" svg:x1="14.262cm" svg:y1="2.901cm" svg:x2="14.161cm" svg:y2="9.07cm">
              <text:p/>
            </draw:line>
            <draw:custom-shape draw:style-name="gr11" draw:text-style-name="P15" draw:layer="layout" svg:width="0.058cm" svg:height="0.095cm" svg:x="14.132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3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3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14.135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6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5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14.136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7cm" svg:height="0.095cm" svg:x="14.138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14.136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2" draw:text-style-name="P16" draw:layer="layout" svg:x1="14.49cm" svg:y1="2.702cm" svg:x2="14.576cm" svg:y2="8.871cm">
              <text:p/>
            </draw:line>
            <draw:line draw:style-name="gr12" draw:text-style-name="P16" draw:layer="layout" svg:x1="14.662cm" svg:y1="2.702cm" svg:x2="14.576cm" svg:y2="8.871cm">
              <text:p/>
            </draw:line>
            <draw:custom-shape draw:style-name="gr13" draw:text-style-name="P17" draw:layer="layout" svg:width="0.049cm" svg:height="0.095cm" svg:x="14.552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3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3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4cm" svg:x="14.554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14.555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4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4cm" svg:x="14.555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14.557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14.555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3.01cm" svg:y1="7.302cm" svg:x2="13.87cm" svg:y2="7.302cm">
            <text:p text:style-name="P3"><text:span text:style-name="T1">h</text:span></text:p>
            <text:p text:style-name="P3"><text:span text:style-name="T2"/></text:p>
          </draw:line>
          <draw:custom-shape draw:style-name="gr14" draw:text-style-name="P18" draw:layer="layout" svg:width="2.012cm" svg:height="1.451cm" draw:transform="rotate (0.827635131295711) translate (12.82cm 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02cm" svg:y1="5.04cm" svg:x2="14.02cm" svg:y2="5.84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14.09cm" svg:y="5.117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11.578cm" svg:y1="3.906cm" svg:x2="11.58cm" svg:y2="4.29cm">
              <text:p/>
            </draw:line>
            <draw:line draw:style-name="gr6" draw:text-style-name="P1" draw:layer="layout" svg:x1="11.584cm" svg:y1="3.902cm" svg:x2="12.06cm" svg:y2="3.89cm">
              <text:p/>
            </draw:line>
            <draw:frame draw:style-name="gr5" draw:text-style-name="P7" draw:layer="layout" svg:width="0.33cm" svg:height="0.645cm" svg:x="11.57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2.08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1.578cm" svg:y1="3.906cm" svg:x2="11.97cm" svg:y2="3.67cm">
              <text:p/>
            </draw:line>
            <draw:frame draw:style-name="gr5" draw:text-style-name="P7" draw:layer="layout" svg:width="0.33cm" svg:height="0.645cm" svg:x="11.57cm" svg:y="3.106cm">
              <draw:text-box>
                <text:p><text:span text:style-name="T4">x</text:span></text:p>
              </draw:text-box>
            </draw:frame>
          </draw:g>
        </draw:g>
        <draw:g>
          <draw:g>
            <draw:g>
              <draw:line draw:style-name="gr1" draw:text-style-name="P1" draw:layer="layout" svg:x1="18.812cm" svg:y1="3.501cm" svg:x2="18.977cm" svg:y2="9.67cm">
                <text:p/>
              </draw:line>
              <draw:line draw:style-name="gr1" draw:text-style-name="P1" draw:layer="layout" svg:x1="19.142cm" svg:y1="3.501cm" svg:x2="18.977cm" svg:y2="9.67cm">
                <text:p/>
              </draw:line>
              <draw:custom-shape draw:style-name="gr2" draw:text-style-name="P2" draw:layer="layout" svg:width="0.095cm" svg:height="0.095cm" svg:x="18.93cm" svg:y="8.4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3cm" svg:y="7.9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3cm" svg:y="7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4cm" svg:x="18.935cm" svg:y="7.0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6.5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6.0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18.937cm" svg:y="5.5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35cm" svg:y="5.1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4cm" svg:x="18.937cm" svg:y="4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18.94cm" svg:y="4.1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18.937cm" svg:y="3.6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8" draw:text-style-name="P12" draw:layer="layout" svg:x1="19.501cm" svg:y1="3.202cm" svg:x2="19.622cm" svg:y2="9.371cm">
                <text:p/>
              </draw:line>
              <draw:line draw:style-name="gr8" draw:text-style-name="P12" draw:layer="layout" svg:x1="19.743cm" svg:y1="3.202cm" svg:x2="19.622cm" svg:y2="9.371cm">
                <text:p/>
              </draw:line>
              <draw:custom-shape draw:style-name="gr9" draw:text-style-name="P13" draw:layer="layout" svg:width="0.069cm" svg:height="0.095cm" svg:x="19.588cm" svg:y="8.1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cm" svg:y="7.6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cm" svg:y="7.1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4cm" svg:x="19.591cm" svg:y="6.7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6.2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5.7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19.593cm" svg:y="5.2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1cm" svg:y="4.8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4cm" svg:x="19.593cm" svg:y="4.3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19.595cm" svg:y="3.8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19.593cm" svg:y="3.3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0" draw:text-style-name="P14" draw:layer="layout" svg:x1="20.041cm" svg:y1="2.901cm" svg:x2="20.142cm" svg:y2="9.07cm">
                <text:p/>
              </draw:line>
              <draw:line draw:style-name="gr10" draw:text-style-name="P14" draw:layer="layout" svg:x1="20.243cm" svg:y1="2.901cm" svg:x2="20.142cm" svg:y2="9.07cm">
                <text:p/>
              </draw:line>
              <draw:custom-shape draw:style-name="gr11" draw:text-style-name="P15" draw:layer="layout" svg:width="0.058cm" svg:height="0.095cm" svg:x="20.113cm" svg:y="7.8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4cm" svg:y="7.3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4cm" svg:y="6.8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0.116cm" svg:y="6.4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5.9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7cm" svg:y="4.9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6cm" svg:y="4.5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0.117cm" svg:y="4.0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7cm" svg:height="0.095cm" svg:x="20.119cm" svg:y="3.5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0.117cm" svg:y="3.0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2" draw:text-style-name="P16" draw:layer="layout" svg:x1="20.471cm" svg:y1="2.702cm" svg:x2="20.557cm" svg:y2="8.871cm">
                <text:p/>
              </draw:line>
              <draw:line draw:style-name="gr12" draw:text-style-name="P16" draw:layer="layout" svg:x1="20.643cm" svg:y1="2.702cm" svg:x2="20.557cm" svg:y2="8.871cm">
                <text:p/>
              </draw:line>
              <draw:custom-shape draw:style-name="gr13" draw:text-style-name="P17" draw:layer="layout" svg:width="0.049cm" svg:height="0.095cm" svg:x="20.533cm" svg:y="7.6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4cm" svg:y="7.1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4cm" svg:y="6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4cm" svg:x="20.535cm" svg:y="6.2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5.7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5.2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0.536cm" svg:y="4.7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5cm" svg:y="4.3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4cm" svg:x="20.536cm" svg:y="3.8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0.538cm" svg:y="3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0.536cm" svg:y="2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line draw:style-name="gr8" draw:text-style-name="P12" draw:layer="layout" svg:x1="21.501cm" svg:y1="3.202cm" svg:x2="21.622cm" svg:y2="9.371cm">
              <text:p/>
            </draw:line>
            <draw:line draw:style-name="gr8" draw:text-style-name="P12" draw:layer="layout" svg:x1="21.743cm" svg:y1="3.202cm" svg:x2="21.622cm" svg:y2="9.371cm">
              <text:p/>
            </draw:line>
            <draw:custom-shape draw:style-name="gr9" draw:text-style-name="P13" draw:layer="layout" svg:width="0.069cm" svg:height="0.095cm" svg:x="21.5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4cm" svg:x="21.5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21.5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4cm" svg:x="21.5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69cm" svg:height="0.095cm" svg:x="21.5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3" draw:layer="layout" svg:width="0.07cm" svg:height="0.095cm" svg:x="21.5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0" draw:text-style-name="P14" draw:layer="layout" svg:x1="22.041cm" svg:y1="2.901cm" svg:x2="22.142cm" svg:y2="9.07cm">
              <text:p/>
            </draw:line>
            <draw:line draw:style-name="gr10" draw:text-style-name="P14" draw:layer="layout" svg:x1="22.243cm" svg:y1="2.901cm" svg:x2="22.142cm" svg:y2="9.07cm">
              <text:p/>
            </draw:line>
            <draw:custom-shape draw:style-name="gr11" draw:text-style-name="P15" draw:layer="layout" svg:width="0.058cm" svg:height="0.095cm" svg:x="22.1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22.1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4cm" svg:x="22.1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7cm" svg:height="0.095cm" svg:x="22.1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5" draw:layer="layout" svg:width="0.058cm" svg:height="0.095cm" svg:x="22.1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2" draw:text-style-name="P16" draw:layer="layout" svg:x1="22.471cm" svg:y1="2.702cm" svg:x2="22.557cm" svg:y2="8.871cm">
              <text:p/>
            </draw:line>
            <draw:line draw:style-name="gr12" draw:text-style-name="P16" draw:layer="layout" svg:x1="22.643cm" svg:y1="2.702cm" svg:x2="22.557cm" svg:y2="8.871cm">
              <text:p/>
            </draw:line>
            <draw:custom-shape draw:style-name="gr13" draw:text-style-name="P17" draw:layer="layout" svg:width="0.049cm" svg:height="0.095cm" svg:x="22.5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4cm" svg:x="22.5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22.5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4cm" svg:x="22.5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49cm" svg:height="0.095cm" svg:x="22.5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7" draw:layer="layout" svg:width="0.05cm" svg:height="0.095cm" svg:x="22.5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1" draw:text-style-name="P1" draw:layer="layout" svg:x1="22.712cm" svg:y1="3.501cm" svg:x2="22.877cm" svg:y2="9.67cm">
                <text:p/>
              </draw:line>
              <draw:line draw:style-name="gr1" draw:text-style-name="P1" draw:layer="layout" svg:x1="23.042cm" svg:y1="3.501cm" svg:x2="22.877cm" svg:y2="9.67cm">
                <text:p/>
              </draw:line>
              <draw:custom-shape draw:style-name="gr2" draw:text-style-name="P2" draw:layer="layout" svg:width="0.095cm" svg:height="0.095cm" svg:x="22.83cm" svg:y="8.4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3cm" svg:y="7.9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3cm" svg:y="7.4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4cm" svg:x="22.835cm" svg:y="7.0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6.5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6.0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22.837cm" svg:y="5.5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35cm" svg:y="5.1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4cm" svg:x="22.837cm" svg:y="4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4cm" svg:height="0.095cm" svg:x="22.84cm" svg:y="4.1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095cm" svg:height="0.095cm" svg:x="22.837cm" svg:y="3.6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8" draw:text-style-name="P12" draw:layer="layout" svg:x1="23.401cm" svg:y1="3.202cm" svg:x2="23.522cm" svg:y2="9.371cm">
                <text:p/>
              </draw:line>
              <draw:line draw:style-name="gr8" draw:text-style-name="P12" draw:layer="layout" svg:x1="23.643cm" svg:y1="3.202cm" svg:x2="23.522cm" svg:y2="9.371cm">
                <text:p/>
              </draw:line>
              <draw:custom-shape draw:style-name="gr9" draw:text-style-name="P13" draw:layer="layout" svg:width="0.069cm" svg:height="0.095cm" svg:x="23.488cm" svg:y="8.1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cm" svg:y="7.6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cm" svg:y="7.1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4cm" svg:x="23.491cm" svg:y="6.7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6.2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5.7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23.493cm" svg:y="5.2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1cm" svg:y="4.8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4cm" svg:x="23.493cm" svg:y="4.3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69cm" svg:height="0.095cm" svg:x="23.495cm" svg:y="3.8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3" draw:layer="layout" svg:width="0.07cm" svg:height="0.095cm" svg:x="23.493cm" svg:y="3.3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0" draw:text-style-name="P14" draw:layer="layout" svg:x1="23.941cm" svg:y1="2.901cm" svg:x2="24.042cm" svg:y2="9.07cm">
                <text:p/>
              </draw:line>
              <draw:line draw:style-name="gr10" draw:text-style-name="P14" draw:layer="layout" svg:x1="24.143cm" svg:y1="2.901cm" svg:x2="24.042cm" svg:y2="9.07cm">
                <text:p/>
              </draw:line>
              <draw:custom-shape draw:style-name="gr11" draw:text-style-name="P15" draw:layer="layout" svg:width="0.058cm" svg:height="0.095cm" svg:x="24.013cm" svg:y="7.8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4cm" svg:y="7.34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4cm" svg:y="6.8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4.016cm" svg:y="6.4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5.9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5.45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7cm" svg:y="4.9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6cm" svg:y="4.5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4cm" svg:x="24.017cm" svg:y="4.0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7cm" svg:height="0.095cm" svg:x="24.019cm" svg:y="3.57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5" draw:layer="layout" svg:width="0.058cm" svg:height="0.095cm" svg:x="24.017cm" svg:y="3.0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12" draw:text-style-name="P16" draw:layer="layout" svg:x1="24.371cm" svg:y1="2.702cm" svg:x2="24.457cm" svg:y2="8.871cm">
                <text:p/>
              </draw:line>
              <draw:line draw:style-name="gr12" draw:text-style-name="P16" draw:layer="layout" svg:x1="24.543cm" svg:y1="2.702cm" svg:x2="24.457cm" svg:y2="8.871cm">
                <text:p/>
              </draw:line>
              <draw:custom-shape draw:style-name="gr13" draw:text-style-name="P17" draw:layer="layout" svg:width="0.049cm" svg:height="0.095cm" svg:x="24.433cm" svg:y="7.61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4cm" svg:y="7.14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4cm" svg:y="6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4cm" svg:x="24.435cm" svg:y="6.2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5.7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5.2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4.436cm" svg:y="4.7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5cm" svg:y="4.3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4cm" svg:x="24.436cm" svg:y="3.84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49cm" svg:height="0.095cm" svg:x="24.438cm" svg:y="3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7" draw:layer="layout" svg:width="0.05cm" svg:height="0.095cm" svg:x="24.436cm" svg:y="2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3d:scene draw:style-name="gr15" svg:width="2.128cm" svg:height="2.437cm" svg:x="19.41cm" svg:y="5.0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6" draw:layer="layout"/>
          </dr3d:scene>
          <draw:custom-shape draw:style-name="gr17" draw:text-style-name="P19" draw:layer="layout" svg:width="0.18cm" svg:height="1.47cm" svg:x="20.9cm" svg:y="5.4cm">
            <text:p/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20.812cm" svg:y1="3.501cm" svg:x2="20.977cm" svg:y2="9.67cm">
              <text:p/>
            </draw:line>
            <draw:line draw:style-name="gr1" draw:text-style-name="P1" draw:layer="layout" svg:x1="21.142cm" svg:y1="3.501cm" svg:x2="20.977cm" svg:y2="9.67cm">
              <text:p/>
            </draw:line>
            <draw:custom-shape draw:style-name="gr2" draw:text-style-name="P2" draw:layer="layout" svg:width="0.095cm" svg:height="0.095cm" svg:x="20.9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0.9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0.9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0.9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0.9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0.9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20.42cm" svg:y1="5.41cm" svg:x2="20.422cm" svg:y2="6.23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20.405cm" svg:y="5.518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17.558cm" svg:y1="3.906cm" svg:x2="17.56cm" svg:y2="4.29cm">
              <text:p/>
            </draw:line>
            <draw:line draw:style-name="gr6" draw:text-style-name="P1" draw:layer="layout" svg:x1="17.564cm" svg:y1="3.902cm" svg:x2="18.04cm" svg:y2="3.89cm">
              <text:p/>
            </draw:line>
            <draw:frame draw:style-name="gr5" draw:text-style-name="P7" draw:layer="layout" svg:width="0.33cm" svg:height="0.645cm" svg:x="17.55cm" svg:y="4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8.06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7.558cm" svg:y1="3.906cm" svg:x2="17.95cm" svg:y2="3.67cm">
              <text:p/>
            </draw:line>
            <draw:frame draw:style-name="gr5" draw:text-style-name="P7" draw:layer="layout" svg:width="0.33cm" svg:height="0.645cm" svg:x="17.55cm" svg:y="3.106cm">
              <draw:text-box>
                <text:p><text:span text:style-name="T4">x</text:span></text:p>
              </draw:text-box>
            </draw:frame>
          </draw:g>
        </draw:g>
        <draw:g>
          <draw:g>
            <draw:line draw:style-name="gr1" draw:text-style-name="P1" draw:layer="layout" svg:x1="24.187cm" svg:y1="12.315cm" svg:x2="19.516cm" svg:y2="16.348cm">
              <text:p/>
            </draw:line>
            <draw:line draw:style-name="gr1" draw:text-style-name="P1" draw:layer="layout" svg:x1="24.397cm" svg:y1="12.571cm" svg:x2="19.516cm" svg:y2="16.348cm">
              <text:p/>
            </draw:line>
            <draw:custom-shape draw:style-name="gr2" draw:text-style-name="P2" draw:layer="layout" svg:width="0.095cm" svg:height="0.095cm" draw:transform="rotate (-0.885405529536723) translate (20.456cm 15.5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0.822cm 15.22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188cm 14.92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draw:transform="rotate (-0.885405529536724) translate (21.553cm 14.6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1.919cm 14.32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2.285cm 14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2.651cm 13.7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017cm 13.43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draw:transform="rotate (-0.885405529536723) translate (23.382cm 13.13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draw:transform="rotate (-0.885405529536724) translate (23.749cm 12.8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draw:transform="rotate (-0.885405529536723) translate (24.114cm 12.5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20" draw:layer="layout" svg:width="0.015cm" svg:height="0.655cm" svg:x="20.021cm" svg:y="11.2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0.052010811709431) rotate (0.593062879827673) translate (19.558cm 12.651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-0.00610865238198007) rotate (-0.921184779202607) translate (20.571cm 11.44cm)">
              <text:p/>
              <draw:enhanced-geometry svg:viewBox="0 0 21600 21600" draw:type="rectangle" draw:enhanced-path="M 0 0 L 21600 0 21600 21600 0 21600 0 0 Z N"/>
            </draw:custom-shape>
            <draw:line draw:style-name="gr20" draw:text-style-name="P1" draw:layer="layout" svg:x1="19.899cm" svg:y1="14.495cm" svg:x2="19.914cm" svg:y2="15.699cm">
              <text:p/>
            </draw:line>
            <draw:custom-shape draw:style-name="gr19" draw:text-style-name="P20" draw:layer="layout" svg:width="0.015cm" svg:height="0.654cm" draw:transform="skewX (0.00767944870877504) rotate (0.333706952981316) translate (19.734cm 12.138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0" draw:layer="layout" svg:width="0.015cm" svg:height="0.655cm" draw:transform="skewX (0.0151843644923507) rotate (-0.568279204449354) translate (20.342cm 11.982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5cm" svg:height="0.654cm" draw:transform="skewX (0.0321140582366957) rotate (0.611912435749212) translate (20.047cm 14.3cm)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0" draw:layer="layout" svg:width="1.797cm" svg:height="0.062cm" draw:transform="skewX (0.0160570291183479) rotate (1.45036860840729) translate (19.846cm 13.282cm)">
              <text:p/>
              <draw:enhanced-geometry svg:viewBox="0 0 21600 21600" draw:type="rectangle" draw:enhanced-path="M 0 0 L 21600 0 21600 21600 0 21600 0 0 Z N"/>
            </draw:custom-shape>
            <dr3d:scene draw:style-name="gr22" svg:width="0.155cm" svg:height="1.087cm" svg:x="19.823cm" svg:y="13.15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3" draw:layer="layout" svg:viewBox="0 -5000 2500 10000" svg:d="M0-5000h250 250 500 500 500 250 250v10000h-250-250-500-500-500-250-250z"/>
            </dr3d:scene>
            <draw:custom-shape draw:style-name="gr18" draw:text-style-name="P20" draw:layer="layout" svg:width="0.016cm" svg:height="0.655cm" draw:transform="skewX (0.0244346095279207) rotate (0.670380965691022) translate (19.591cm 11.707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0" draw:layer="layout" svg:width="0.016cm" svg:height="0.654cm" draw:transform="skewX (0.0443313630006561) rotate (-0.921184779202607) translate (20.511cm 13.782cm)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9.67cm" svg:y1="12.59cm" svg:x2="19.7cm" svg:y2="12.849cm">
              <text:p/>
            </draw:line>
            <draw:line draw:style-name="gr1" draw:text-style-name="P1" draw:layer="layout" svg:x1="19.868cm" svg:y1="12.286cm" svg:x2="19.898cm" svg:y2="12.545cm">
              <text:p/>
            </draw:line>
            <draw:line draw:style-name="gr1" draw:text-style-name="P1" draw:layer="layout" svg:x1="20.42cm" svg:y1="11.554cm" svg:x2="20.45cm" svg:y2="11.813cm">
              <text:p/>
            </draw:line>
            <draw:line draw:style-name="gr1" draw:text-style-name="P1" draw:layer="layout" svg:x1="20.143cm" svg:y1="12.331cm" svg:x2="20.173cm" svg:y2="12.59cm">
              <text:p/>
            </draw:line>
            <draw:line draw:style-name="gr1" draw:text-style-name="P1" draw:layer="layout" svg:x1="19.625cm" svg:y1="11.493cm" svg:x2="19.655cm" svg:y2="11.752cm">
              <text:p/>
            </draw:line>
            <draw:line draw:style-name="gr1" draw:text-style-name="P1" draw:layer="layout" svg:x1="19.736cm" svg:y1="11.904cm" svg:x2="19.513cm" svg:y2="11.768cm">
              <text:p/>
            </draw:line>
            <draw:line draw:style-name="gr1" draw:text-style-name="P1" draw:layer="layout" svg:x1="19.699cm" svg:y1="12.833cm" svg:x2="19.46cm" svg:y2="12.728cm">
              <text:p/>
            </draw:line>
            <draw:line draw:style-name="gr1" draw:text-style-name="P1" draw:layer="layout" svg:x1="20.253cm" svg:y1="11.324cm" svg:x2="20.033cm" svg:y2="11.464cm">
              <text:p/>
            </draw:line>
            <draw:line draw:style-name="gr1" draw:text-style-name="P1" draw:layer="layout" svg:x1="20.25cm" svg:y1="12.086cm" svg:x2="20.371cm" svg:y2="12.317cm">
              <text:p/>
            </draw:line>
            <draw:line draw:style-name="gr1" draw:text-style-name="P1" draw:layer="layout" svg:x1="20.252cm" svg:y1="11.691cm" svg:x2="20.359cm" svg:y2="11.767cm">
              <text:p/>
            </draw:line>
            <draw:line draw:style-name="gr1" draw:text-style-name="P1" draw:layer="layout" svg:x1="20.389cm" svg:y1="11.371cm" svg:x2="20.359cm" svg:y2="11.615cm">
              <text:p/>
            </draw:line>
            <draw:custom-shape draw:style-name="gr24" draw:text-style-name="P20" draw:layer="layout" svg:width="0.015cm" svg:height="0.653cm" draw:transform="skewX (0.0657989128001863) rotate (-1.70134695484407) translate (19.777cm 14.201cm)">
              <text:p/>
              <draw:enhanced-geometry svg:viewBox="0 0 21600 21600" draw:type="rectangle" draw:enhanced-path="M 0 0 L 21600 0 21600 21600 0 21600 0 0 Z N"/>
            </draw:custom-shape>
            <dr3d:scene draw:style-name="gr25" svg:width="0.579cm" svg:height="0.579cm" svg:x="19.594cm" svg:y="14.099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26" draw:layer="layout"/>
            </dr3d:scene>
            <draw:custom-shape draw:style-name="gr27" draw:text-style-name="P21" draw:layer="layout" svg:width="0.048cm" svg:height="0.569cm" draw:transform="skewX (-0.0104719755119659) rotate (-0.137182879206755) translate (20.094cm 12.57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1" draw:layer="layout" svg:x1="17.538cm" svg:y1="11.906cm" svg:x2="17.54cm" svg:y2="12.29cm">
              <text:p/>
            </draw:line>
            <draw:line draw:style-name="gr6" draw:text-style-name="P1" draw:layer="layout" svg:x1="17.544cm" svg:y1="11.902cm" svg:x2="18.02cm" svg:y2="11.89cm">
              <text:p/>
            </draw:line>
            <draw:frame draw:style-name="gr5" draw:text-style-name="P7" draw:layer="layout" svg:width="0.33cm" svg:height="0.645cm" svg:x="17.53cm" svg:y="12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18.04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17.538cm" svg:y1="11.906cm" svg:x2="17.93cm" svg:y2="11.67cm">
              <text:p/>
            </draw:line>
            <draw:frame draw:style-name="gr5" draw:text-style-name="P7" draw:layer="layout" svg:width="0.33cm" svg:height="0.645cm" svg:x="17.53cm" svg:y="11.106cm">
              <draw:text-box>
                <text:p><text:span text:style-name="T4">x</text:span></text:p>
              </draw:text-box>
            </draw:frame>
          </draw:g>
        </draw:g>
        <draw:g>
          <draw:custom-shape draw:style-name="gr28" draw:text-style-name="P1" draw:layer="layout" svg:width="7.15cm" svg:height="1.44cm" svg:x="6.53cm" svg:y="11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7.15cm" svg:height="1.44cm" svg:x="6.531cm" svg:y="1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7.15cm" svg:height="1.44cm" svg:x="6.531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6.525cm" svg:y1="12.38cm" svg:x2="6.53cm" svg:y2="15.4cm">
            <text:p/>
          </draw:line>
          <draw:line draw:style-name="gr31" draw:text-style-name="P1" draw:layer="layout" svg:x1="13.666cm" svg:y1="12.38cm" svg:x2="13.671cm" svg:y2="15.4cm">
            <text:p/>
          </draw:line>
          <draw:custom-shape draw:style-name="gr29" draw:text-style-name="P1" draw:layer="layout" svg:width="7.15cm" svg:height="1.44cm" svg:x="6.53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72cm" svg:y="15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467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14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962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709cm" svg:y="15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8.795cm" svg:y="15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543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9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037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784cm" svg:y="1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871cm" svg:y="1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618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365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112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86cm" svg:y="15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621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368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115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863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61cm" svg:y="1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8.53cm" svg:y1="15cm" svg:x2="7.93cm" svg:y2="15.78cm">
            <text:p/>
          </draw:line>
          <draw:line draw:style-name="gr30" draw:text-style-name="P1" draw:layer="layout" svg:x1="7.92cm" svg:y1="15.78cm" svg:x2="11.89cm" svg:y2="15.84cm">
            <text:p/>
          </draw:line>
          <draw:line draw:style-name="gr30" draw:text-style-name="P1" draw:layer="layout" svg:x1="11.89cm" svg:y1="15.84cm" svg:x2="12.49cm" svg:y2="15.05cm">
            <text:p/>
          </draw:line>
          <draw:line draw:style-name="gr30" draw:text-style-name="P1" draw:layer="layout" svg:x1="8.52cm" svg:y1="14.991cm" svg:x2="12.49cm" svg:y2="15.051cm">
            <text:p/>
          </draw:line>
          <draw:line draw:style-name="gr30" draw:text-style-name="P1" draw:layer="layout" svg:x1="8.53cm" svg:y1="14.99cm" svg:x2="8.53cm" svg:y2="14.28cm">
            <text:p/>
          </draw:line>
          <draw:line draw:style-name="gr30" draw:text-style-name="P1" draw:layer="layout" svg:x1="12.49cm" svg:y1="15.06cm" svg:x2="12.49cm" svg:y2="14.32cm">
            <text:p/>
          </draw:line>
          <draw:line draw:style-name="gr30" draw:text-style-name="P1" draw:layer="layout" svg:x1="7.928cm" svg:y1="15.79cm" svg:x2="7.928cm" svg:y2="15.08cm">
            <text:p/>
          </draw:line>
          <draw:line draw:style-name="gr30" draw:text-style-name="P1" draw:layer="layout" svg:x1="11.896cm" svg:y1="15.838cm" svg:x2="11.896cm" svg:y2="15.128cm">
            <text:p/>
          </draw:line>
          <draw:line draw:style-name="gr30" draw:text-style-name="P1" draw:layer="layout" svg:x1="11.89cm" svg:y1="15.13cm" svg:x2="12.49cm" svg:y2="14.32cm">
            <text:p/>
          </draw:line>
          <draw:line draw:style-name="gr30" draw:text-style-name="P1" draw:layer="layout" svg:x1="8.53cm" svg:y1="14.294cm" svg:x2="7.93cm" svg:y2="15.074cm">
            <text:p/>
          </draw:line>
          <draw:line draw:style-name="gr30" draw:text-style-name="P1" draw:layer="layout" svg:x1="8.52cm" svg:y1="14.29cm" svg:x2="12.49cm" svg:y2="14.33cm">
            <text:p/>
          </draw:line>
          <draw:custom-shape draw:style-name="gr32" draw:text-style-name="P22" draw:layer="layout" svg:width="0.89cm" svg:height="0.4cm" svg:x="9.52cm" svg:y="1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7.91cm" svg:y1="15.09cm" svg:x2="11.89cm" svg:y2="15.12cm">
            <text:p/>
          </draw:line>
          <draw:line draw:style-name="gr3" draw:text-style-name="P1" draw:layer="layout" svg:x1="9.45cm" svg:y1="15.46cm" svg:x2="9.45cm" svg:y2="15.06cm">
            <text:p text:style-name="P3"><text:span text:style-name="T4"/></text:p>
            <text:p text:style-name="P3"><text:span text:style-name="T4"/></text:p>
            <text:p text:style-name="P3"><text:span text:style-name="T2"/></text:p>
          </draw:line>
          <draw:frame draw:style-name="gr33" draw:text-style-name="P6" draw:layer="layout" svg:width="1.42cm" svg:height="0.72cm" svg:x="8.47cm" svg:y="15cm">
            <draw:text-box>
              <text:p text:style-name="P5"><text:span text:style-name="T1">d /2</text:span></text:p>
            </draw:text-box>
          </draw:frame>
          <draw:line draw:style-name="gr3" draw:text-style-name="P1" draw:layer="layout" svg:x1="10.03cm" svg:y1="14.596cm" svg:x2="9.56cm" svg:y2="14.592cm">
            <text:p text:style-name="P3"><text:span text:style-name="T3"/></text:p>
            <text:p text:style-name="P3"><text:span text:style-name="T2"/></text:p>
          </draw:line>
          <draw:frame draw:style-name="gr5" draw:text-style-name="P6" draw:layer="layout" svg:width="0.33cm" svg:height="0.662cm" svg:x="9.61cm" svg:y="14.065cm">
            <draw:text-box>
              <text:p text:style-name="P5"><text:span text:style-name="T1">R</text:span></text:p>
            </draw:text-box>
          </draw:frame>
          <draw:g>
            <draw:line draw:style-name="gr6" draw:text-style-name="P1" draw:layer="layout" svg:x1="5.618cm" svg:y1="11.906cm" svg:x2="5.62cm" svg:y2="12.29cm">
              <text:p/>
            </draw:line>
            <draw:line draw:style-name="gr6" draw:text-style-name="P1" draw:layer="layout" svg:x1="5.624cm" svg:y1="11.902cm" svg:x2="6.1cm" svg:y2="11.89cm">
              <text:p/>
            </draw:line>
            <draw:frame draw:style-name="gr5" draw:text-style-name="P7" draw:layer="layout" svg:width="0.33cm" svg:height="0.645cm" svg:x="5.61cm" svg:y="12.105cm">
              <draw:text-box>
                <text:p><text:span text:style-name="T4">z</text:span></text:p>
              </draw:text-box>
            </draw:frame>
            <draw:frame draw:style-name="gr5" draw:text-style-name="P7" draw:layer="layout" svg:width="0.33cm" svg:height="0.645cm" svg:x="6.12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5.618cm" svg:y1="11.906cm" svg:x2="6.01cm" svg:y2="11.67cm">
              <text:p/>
            </draw:line>
            <draw:frame draw:style-name="gr5" draw:text-style-name="P7" draw:layer="layout" svg:width="0.33cm" svg:height="0.645cm" svg:x="5.61cm" svg:y="11.106cm">
              <draw:text-box>
                <text:p><text:span text:style-name="T4">x</text:span></text:p>
              </draw:text-box>
            </draw:frame>
          </draw:g>
        </draw:g>
        <draw:frame draw:style-name="gr34" draw:text-style-name="P24" draw:layer="layout" svg:width="3.73cm" svg:height="1.073cm" svg:x="5.16cm" svg:y="1.687cm">
          <draw:text-box>
            <text:p text:style-name="P23"><text:span text:style-name="T1">1</text:span><text:span text:style-name="T1">D </text:span><text:span text:style-name="T1">El</text:span><text:span text:style-name="T1">ec</text:span><text:span text:style-name="T1">tr</text:span><text:span text:style-name="T1">o</text:span><text:span text:style-name="T1">d</text:span><text:span text:style-name="T1">es </text:span><text:span text:style-name="T1">(L</text:span><text:span text:style-name="T1">a</text:span><text:span text:style-name="T1">m</text:span><text:span text:style-name="T1">in</text:span><text:span text:style-name="T1">ar </text:span><text:span text:style-name="T1">pr</text:span><text:span text:style-name="T1">o</text:span><text:span text:style-name="T1">b</text:span><text:span text:style-name="T1">es</text:span><text:span text:style-name="T1">)</text:span></text:p>
          </draw:text-box>
        </draw:frame>
        <draw:frame draw:style-name="gr34" draw:text-style-name="P24" draw:layer="layout" svg:width="3.73cm" svg:height="1.073cm" svg:x="11.96cm" svg:y="1.688cm">
          <draw:text-box>
            <text:p text:style-name="P23"><text:span text:style-name="T1">2D Electrodes (Neuropixel like)</text:span></text:p>
          </draw:text-box>
        </draw:frame>
        <draw:frame draw:style-name="gr34" draw:text-style-name="P24" draw:layer="layout" svg:width="3.73cm" svg:height="1.073cm" svg:x="19.56cm" svg:y="1.689cm">
          <draw:text-box>
            <text:p text:style-name="P23"><text:span text:style-name="T1">3D Electrodes (Utah-array like)</text:span></text:p>
          </draw:text-box>
        </draw:frame>
        <draw:frame draw:style-name="gr34" draw:text-style-name="P24" draw:layer="layout" svg:width="3.73cm" svg:height="1.073cm" svg:x="8.36cm" svg:y="9.989cm">
          <draw:text-box>
            <text:p text:style-name="P23"><text:span text:style-name="T1">2D Electrodes (MEA like)</text:span></text:p>
          </draw:text-box>
        </draw:frame>
        <draw:frame draw:style-name="gr35" draw:text-style-name="P24" draw:layer="layout" svg:width="4.31cm" svg:height="1.484cm" svg:x="19.56cm" svg:y="9.99cm">
          <draw:text-box>
            <text:p text:style-name="P23"><text:span text:style-name="T1">1D Electrodes </text:span><text:span text:style-name="T1"><text:line-break/></text:span><text:span text:style-name="T1">(Known morpholog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19-07-18T14:01:22.342985432</dc:date>
    <dc:creator>Chaitanya Chintaluri</dc:creator>
    <meta:editing-duration>PT4H53M15S</meta:editing-duration>
    <meta:editing-cycles>39</meta:editing-cycles>
    <meta:generator>LibreOffice/6.0.7.3$Linux_X86_64 LibreOffice_project/00m0$Build-3</meta:generator>
    <meta:document-statistic meta:object-count="388"/>
  </office:meta>
</office:document-meta>
</file>